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1" svg:font-family="'Courier Prime', '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yWriter_20_mark_20_info">[ChID:33 (Info)]</text:p>
      <text:h text:style-name="Heading_20_2" text:outline-level="2">Info</text:h>
      <text:p text:style-name="yWriter_20_mark_20_info">[ScID:120 (Info)]</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info">[/ScID (Info)]</text:p>
      <text:p text:style-name="yWriter_20_mark_20_info">[/ChID (Info)]</text:p>
      <text:p text:style-name="yWriter_20_mark">[ChID:34]</text:p>
      <text:h text:style-name="Heading_20_1" text:outline-level="1">Part 1</text:h>
      <text:p text:style-name="yWriter_20_mark">[/ChID]</text:p>
      <text:p text:style-name="yWriter_20_mark">[ChID:1]</text:p>
      <text:h text:style-name="Heading_20_2" text:outline-level="2">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p text:style-name="yWriter_20_mark">[/ScID]</text:p>
      <text:p text:style-name="yWriter_20_mark">[/ChID]</text:p>
      <text:p text:style-name="yWriter_20_mark">[ChID:3]</text:p>
      <text:h text:style-name="Heading_20_2" text:outline-level="2">3</text:h>
      <text:p text:style-name="yWriter_20_mark">[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ScID]</text:p>
      <text:p text:style-name="yWriter_20_mark">[/ChID]</text:p>
      <text:p text:style-name="yWriter_20_mark">[ChID:4]</text:p>
      <text:h text:style-name="Heading_20_2" text:outline-level="2">4</text:h>
      <text:p text:style-name="yWriter_20_mark">[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5</text:h>
      <text:p text:style-name="yWriter_20_mark">[ScID:9]</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ScID]</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ScID]</text:p>
      <text:p text:style-name="yWriter_20_mark">[/ChID]</text:p>
      <text:p text:style-name="yWriter_20_mark">[ChID:6]</text:p>
      <text:h text:style-name="Heading_20_2" text:outline-level="2">6</text:h>
      <text:p text:style-name="yWriter_20_mark_20_unused">[ScID:58 (Unused)]</text:p>
      <text:p text:style-name="Text_20_body">This bird is not dead ...</text:p>
      <text:p text:style-name="yWriter_20_mark_20_unused">[/ScID (Unused)]</text:p>
      <text:p text:style-name="Heading_20_4">* * *</text:p>
      <text:p text:style-name="yWriter_20_mark">[ScID:12]</text:p>
      <text:p text:style-name="Text_20_body"/>
      <text:p text:style-name="yWriter_20_mark">[/ScID]</text:p>
      <text:p text:style-name="yWriter_20_mark">[/ChID]</text:p>
      <text:p text:style-name="yWriter_20_mark">[ChID:7]</text:p>
      <text:h text:style-name="Heading_20_2" text:outline-level="2">7</text:h>
      <text:p text:style-name="yWriter_20_mark">[ScID:15]</text:p>
      <text:p text:style-name="Text_20_body"/>
      <text:p text:style-name="yWriter_20_mark">[/ScID]</text:p>
      <text:p text:style-name="yWriter_20_mark">[/ChID]</text:p>
      <text:p text:style-name="yWriter_20_mark">[ChID:8]</text:p>
      <text:h text:style-name="Heading_20_2" text:outline-level="2">8</text:h>
      <text:p text:style-name="yWriter_20_mark">[ScID:17]</text:p>
      <text:p text:style-name="Text_20_body"/>
      <text:p text:style-name="yWriter_20_mark">[/ScID]</text:p>
      <text:p text:style-name="yWriter_20_mark">[/ChID]</text:p>
      <text:p text:style-name="yWriter_20_mark">[ChID:9]</text:p>
      <text:h text:style-name="Heading_20_2" text:outline-level="2">9</text:h>
      <text:p text:style-name="yWriter_20_mark">[ScID:19]</text:p>
      <text:p text:style-name="Text_20_body"/>
      <text:p text:style-name="yWriter_20_mark">[/ScID]</text:p>
      <text:p text:style-name="yWriter_20_mark">[/ChID]</text:p>
      <text:p text:style-name="yWriter_20_mark">[ChID:10]</text:p>
      <text:h text:style-name="Heading_20_2" text:outline-level="2">10</text:h>
      <text:p text:style-name="yWriter_20_mark">[ScID:22]</text:p>
      <text:p text:style-name="Text_20_body"/>
      <text:p text:style-name="yWriter_20_mark">[/ScID]</text:p>
      <text:p text:style-name="yWriter_20_mark">[/ChID]</text:p>
      <text:p text:style-name="yWriter_20_mark">[ChID:11]</text:p>
      <text:h text:style-name="Heading_20_2" text:outline-level="2">11</text:h>
      <text:p text:style-name="yWriter_20_mark">[ScID:25]</text:p>
      <text:p text:style-name="Text_20_body"/>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13</text:h>
      <text:p text:style-name="yWriter_20_mark">[ScID:34]</text:p>
      <text:p text:style-name="Text_20_body"/>
      <text:p text:style-name="yWriter_20_mark">[/ScID]</text:p>
      <text:p text:style-name="yWriter_20_mark">[/ChID]</text:p>
      <text:p text:style-name="yWriter_20_mark">[ChID:14]</text:p>
      <text:h text:style-name="Heading_20_2" text:outline-level="2">14</text:h>
      <text:p text:style-name="yWriter_20_mark">[/ChID]</text:p>
      <text:p text:style-name="yWriter_20_mark">[ChID:15]</text:p>
      <text:h text:style-name="Heading_20_2" text:outline-level="2">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16</text:h>
      <text:p text:style-name="yWriter_20_mark">[ScID:43]</text:p>
      <text:p text:style-name="Text_20_body"/>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ChID:18]</text:p>
      <text:h text:style-name="Heading_20_2" text:outline-level="2">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ChID:20]</text:p>
      <text:h text:style-name="Heading_20_2" text:outline-level="2">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21</text:h>
      <text:p text:style-name="yWriter_20_mark">[ScID:66]</text:p>
      <text:p text:style-name="Text_20_body"/>
      <text:p text:style-name="yWriter_20_mark">[/ScID]</text:p>
      <text:p text:style-name="Heading_20_4">* * *</text:p>
      <text:p text:style-name="yWriter_20_mark">[ScID:68]</text:p>
      <text:p text:style-name="Text_20_body"/>
      <text:p text:style-name="yWriter_20_mark">[/ScID]</text:p>
      <text:p text:style-name="yWriter_20_mark">[/ChID]</text:p>
      <text:p text:style-name="yWriter_20_mark">[ChID:22]</text:p>
      <text:h text:style-name="Heading_20_2" text:outline-level="2">22</text:h>
      <text:p text:style-name="yWriter_20_mark">[ScID:71]</text:p>
      <text:p text:style-name="Text_20_body"/>
      <text:p text:style-name="yWriter_20_mark">[/ScID]</text:p>
      <text:p text:style-name="yWriter_20_mark">[/ChID]</text:p>
      <text:p text:style-name="yWriter_20_mark">[ChID:23]</text:p>
      <text:h text:style-name="Heading_20_2" text:outline-level="2">23</text:h>
      <text:p text:style-name="yWriter_20_mark">[ScID:74]</text:p>
      <text:p text:style-name="Text_20_body"/>
      <text:p text:style-name="yWriter_20_mark">[/ScID]</text:p>
      <text:p text:style-name="yWriter_20_mark">[/ChID]</text:p>
      <text:p text:style-name="yWriter_20_mark">[ChID:24]</text:p>
      <text:h text:style-name="Heading_20_2" text:outline-level="2">24</text:h>
      <text:p text:style-name="yWriter_20_mark">[ScID:77]</text:p>
      <text:p text:style-name="Text_20_body"/>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ChID:26]</text:p>
      <text:h text:style-name="Heading_20_2" text:outline-level="2">26</text:h>
      <text:p text:style-name="yWriter_20_mark">[ScID:89]</text:p>
      <text:p text:style-name="Text_20_body"/>
      <text:p text:style-name="yWriter_20_mark">[/ScID]</text:p>
      <text:p text:style-name="yWriter_20_mark">[/ChID]</text:p>
      <text:p text:style-name="yWriter_20_mark">[ChID:27]</text:p>
      <text:h text:style-name="Heading_20_2" text:outline-level="2">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28</text:h>
      <text:p text:style-name="yWriter_20_mark">[ScID:96]</text:p>
      <text:p text:style-name="Text_20_body"/>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ChID:30]</text:p>
      <text:h text:style-name="Heading_20_2" text:outline-level="2">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31</text:h>
      <text:p text:style-name="yWriter_20_mark">[ScID:114]</text:p>
      <text:p text:style-name="Text_20_body"/>
      <text:p text:style-name="yWriter_20_mark">[/ScID]</text:p>
      <text:p text:style-name="Heading_20_4">* * *</text:p>
      <text:p text:style-name="yWriter_20_mark">[ScID:116]</text:p>
      <text:p text:style-name="Text_20_body"/>
      <text:p text:style-name="yWriter_20_mark">[/ScID]</text:p>
      <text:p text:style-name="yWriter_20_mark">[/ChID]</text:p>
      <text:p text:style-name="yWriter_20_mark">[ChID:32]</text:p>
      <text:h text:style-name="Heading_20_2" text:outline-level="2">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egoe UI1" svg:font-family="'Segoe UI'" style:font-family-generic="swiss"/>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ourier Prime1" svg:font-family="'Courier Prime', '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1"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100%" fo:margin-left="0cm" fo:margin-right="0cm" fo:margin-top="6.001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letter-spacing="0.106cm" fo:font-weight="normal" style:letter-kerning="false"/>
    </style:style>
    <style:style style:name="Subtitle" style:family="paragraph" style:parent-style-name="Title" style:class="chapter" style:master-page-name="">
      <style:paragraph-properties fo:margin-top="0cm" fo:margin-bottom="0cm" style:page-number="auto"/>
      <style:text-properties fo:font-variant="normal" fo:text-transform="none" fo:letter-spacing="normal" fo:font-style="italic" fo:font-weight="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2-23T09:18:47Z</meta:creation-date>
    <dc:date/>
  </office:meta>
</office:document-meta>
</file>